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118" officeooo:paragraph-rsid="0013f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42:38.283351598</meta:creation-date>
    <dc:date>2024-02-28T17:42:53.595691936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